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95.84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 style:data-style-name="N75">
      <style:text-properties fo:font-weight="bold" style:font-weight-asian="bold" style:font-weight-complex="bold"/>
    </style:style>
    <style:style style:name="ce72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number-columns-repeated="2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 table:number-columns-repeated="4"/>
          <table:table-cell table:style-name="ce1" table:formula="of:=SUM([.E2:.E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0 PM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4"/>
          <table:table-cell table:style-name="ce67" table:formula="of:=SUM([.E9:.E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45 min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4"/>
          <table:table-cell table:style-name="ce67" table:formula="of:=SUM([.E16:.E20])" office:value-type="float" office:value="305.6" calcext:value-type="float">
            <text:p>305.6</text:p>
          </table:table-cell>
          <table:table-cell/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/>
          <table:table-cell office:value-type="string" calcext:value-type="string">
            <text:p>2 h max</text:p>
          </table:table-cell>
          <table:table-cell office:value-type="string" calcext:value-type="string">
            <text:p>1 h 20 min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/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/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/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/>
          <table:table-cell office:value-type="string" calcext:value-type="string">
            <text:p>35 min max</text:p>
          </table:table-cell>
          <table:table-cell office:value-type="string" calcext:value-type="string">
            <text:p>28 min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epart 6:25 PM Arrive by 7:00 P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4"/>
          <table:table-cell table:style-name="ce67" table:formula="of:=SUM([.E23:.E27])" office:value-type="float" office:value="311.3" calcext:value-type="float">
            <text:p>311.3</text:p>
          </table:table-cell>
          <table:table-cell/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/>
          <table:table-cell office:value-type="string" calcext:value-type="string">
            <text:p>2 h max</text:p>
          </table:table-cell>
          <table:table-cell office:value-type="string" calcext:value-type="string">
            <text:p>1 h 30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/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/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/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/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/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4"/>
          <table:table-cell table:style-name="ce67" table:formula="of:=SUM([.E30:.E35])" office:value-type="float" office:value="328.4" calcext:value-type="float">
            <text:p>328.4</text:p>
          </table:table-cell>
          <table:table-cell/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/>
          <table:table-cell office:value-type="string" calcext:value-type="string">
            <text:p>1 h 30 min max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75.3" calcext:value-type="float">
            <text:p>75.3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/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/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/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/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SUM([.E38:.E42])" office:value-type="float" office:value="329.2" calcext:value-type="float">
            <text:p>329.2</text:p>
          </table:table-cell>
          <table:table-cell/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88" table:default-cell-style-name="ce58"/>
        <table:table-column table:style-name="co89" table:default-cell-style-name="ce58"/>
        <table:table-column table:style-name="co9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1" office:value-type="string" calcext:value-type="string">
            <text:p>Total</text:p>
          </table:table-cell>
          <table:table-cell table:style-name="ce69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3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2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2:37:15.834155576</dc:date>
    <meta:editing-duration>P25DT18H51M30S</meta:editing-duration>
    <meta:editing-cycles>433</meta:editing-cycles>
    <meta:generator>LibreOffice/5.1.6.2$Linux_X86_64 LibreOffice_project/10m0$Build-2</meta:generator>
    <meta:document-statistic meta:table-count="12" meta:cell-count="5426" meta:object-count="0"/>
  </office:meta>
</office:document-meta>
</file>